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63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table:number-columns-repeated="1020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table:number-columns-repeated="1020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table:number-columns-repeated="1020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sqlutility.php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table:number-columns-repeated="1021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table:number-columns-repeated="1021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table:number-columns-repeated="1021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 table:number-columns-repeated="1021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 table:number-columns-repeated="1021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 table:number-columns-repeated="1021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table:number-columns-repeated="1021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table:number-columns-repeated="1021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handler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s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userhandl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img.php</text:p>
          </table:table-cell>
          <table:table-cell table:number-columns-repeated="1021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27/06/2010</text:date>, <text:time>08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6-27T08:51:49</dc:date>
    <dc:creator>Marc-Andre Lanciault</dc:creator>
    <meta:editing-duration>PT00H39M42S</meta:editing-duration>
    <meta:editing-cycles>7</meta:editing-cycles>
    <meta:generator>OpenOffice.org/3.1$Linux OpenOffice.org_project/310m19$Build-9420</meta:generator>
    <meta:document-statistic meta:table-count="3" meta:cell-count="296" meta:object-count="0"/>
  </office:meta>
</office:document-meta>
</file>